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Type 23: Futura</text:p>
      <text:p text:style-name="Standard">RGB</text:p>
      <text:p text:style-name="Standard">R5 <text:s/>G21 <text:s/>B47</text:p>
      <text:p text:style-name="Standard">R13 G109 B126</text:p>
      <text:p text:style-name="Standard">R10 <text:s/>G96 <text:s/>B113</text:p>
      <text:p text:style-name="Standard">R245 <text:s/>G237 <text:s/>B193</text:p>
      <text:p text:style-name="Standard">R230 <text:s/>G85 <text:s/>B14</text:p>
      <text:p text:style-name="Standard">R226 <text:s/>G73 <text:s/>B11<text:bookmark text:name="_GoBack"/>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hr" fo:country="HR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hr" fo:country="HR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korisnik</meta:initial-creator>
    <dc:creator>korisnik</dc:creator>
    <meta:editing-cycles>2</meta:editing-cycles>
    <meta:creation-date>2024-08-25T18:25:00</meta:creation-date>
    <dc:date>2024-08-25T18:25:00</dc:date>
    <meta:editing-duration>P0D</meta:editing-duration>
    <meta:generator>LibreOffice/7.3.7.2$Linux_X86_64 LibreOffice_project/e114eadc50a9ff8d8c8a0567d6da8f454beeb84f</meta:generator>
    <meta:document-statistic meta:table-count="0" meta:image-count="0" meta:object-count="0" meta:page-count="1" meta:paragraph-count="8" meta:word-count="22" meta:character-count="101" meta:non-whitespace-character-count="77"/>
    <meta:user-defined meta:name="AppVersion">15.0000</meta:user-defined>
    <meta:template xlink:type="simple" xlink:actuate="onRequest" xlink:title="Normal.dotm" xlink:href=""/>
  </office:meta>
</office:document-meta>
</file>